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-color="#eeeeee" draw:textarea-horizontal-align="justify" draw:textarea-vertical-align="middle" draw:auto-grow-height="false" fo:min-height="0.766cm" fo:min-width="6.993cm"/>
    </style:style>
    <style:style style:name="gr3" style:family="graphic" style:parent-style-name="standard">
      <style:graphic-properties draw:fill-color="#adc5e7" draw:textarea-horizontal-align="justify" draw:textarea-vertical-align="middle" draw:auto-grow-height="false" fo:min-height="0.258cm" fo:min-width="3.945cm"/>
    </style:style>
    <style:style style:name="gr4" style:family="graphic" style:parent-style-name="standard">
      <style:graphic-properties draw:fill-color="#eeeeee" draw:textarea-horizontal-align="justify" draw:textarea-vertical-align="middle" draw:auto-grow-height="false" fo:min-height="0.766cm" fo:min-width="5.342cm"/>
    </style:style>
    <style:style style:name="gr5" style:family="graphic" style:parent-style-name="standard">
      <style:graphic-properties draw:fill-color="#faa61a" draw:textarea-horizontal-align="justify" draw:textarea-vertical-align="middle" draw:auto-grow-height="false" fo:min-height="0.258cm" fo:min-width="0.897cm"/>
    </style:style>
    <style:style style:name="gr6" style:family="graphic" style:parent-style-name="standard">
      <style:graphic-properties draw:fill-color="#1c1c1c" draw:textarea-horizontal-align="justify" draw:textarea-vertical-align="middle" draw:auto-grow-height="false" fo:min-height="0.258cm" fo:min-width="1.532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svg:stroke-color="#000000" draw:fill-color="#f37b70" draw:textarea-horizontal-align="justify" draw:textarea-vertical-align="middle" draw:auto-grow-height="false" fo:min-height="0.512cm" fo:min-width="3.31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10.422cm"/>
    </style:style>
    <style:style style:name="gr11" style:family="graphic" style:parent-style-name="standard">
      <style:graphic-properties draw:fill-color="#eeeeee" draw:textarea-horizontal-align="justify" draw:textarea-vertical-align="middle" draw:auto-grow-height="false" fo:min-height="0.766cm" fo:min-width="4.834cm"/>
    </style:style>
    <style:style style:name="gr12" style:family="graphic" style:parent-style-name="standard">
      <style:graphic-properties svg:stroke-color="#000000" draw:fill-color="#dddddd" draw:textarea-horizontal-align="justify" draw:textarea-vertical-align="middle" draw:auto-grow-height="false" fo:min-height="2.671cm" fo:min-width="9.66cm"/>
    </style:style>
    <style:style style:name="gr13" style:family="graphic" style:parent-style-name="standard">
      <style:graphic-properties draw:fill-color="#eeeeee" draw:textarea-horizontal-align="justify" draw:textarea-vertical-align="middle" draw:auto-grow-height="false" fo:min-height="0.766cm" fo:min-width="2.294cm"/>
    </style:style>
    <style:style style:name="gr14" style:family="graphic" style:parent-style-name="standard">
      <style:graphic-properties draw:fill-color="#eeeeee" draw:textarea-horizontal-align="justify" draw:textarea-vertical-align="middle" draw:auto-grow-height="false" fo:min-height="0.766cm" fo:min-width="6.612cm"/>
    </style:style>
    <style:style style:name="gr15" style:family="graphic" style:parent-style-name="standard">
      <style:graphic-properties draw:fill-color="#eeeeee" draw:textarea-horizontal-align="justify" draw:textarea-vertical-align="middle" draw:auto-grow-height="false" fo:min-height="0.766cm" fo:min-width="3.056cm"/>
    </style:style>
    <style:style style:name="gr16" style:family="graphic" style:parent-style-name="standard">
      <style:graphic-properties draw:fill-color="#eeeeee" draw:textarea-horizontal-align="justify" draw:textarea-vertical-align="middle" draw:auto-grow-height="false" fo:min-height="0.766cm" fo:min-width="8.263cm"/>
    </style:style>
    <style:style style:name="gr17" style:family="graphic" style:parent-style-name="standard">
      <style:graphic-properties draw:fill-color="#eeeeee" draw:textarea-horizontal-align="justify" draw:textarea-vertical-align="middle" draw:auto-grow-height="false" fo:min-height="0.766cm" fo:min-width="9.406cm"/>
    </style:style>
    <style:style style:name="gr18" style:family="graphic" style:parent-style-name="standard">
      <style:graphic-properties draw:fill-color="#eeeeee" draw:textarea-horizontal-align="justify" draw:textarea-vertical-align="middle" draw:auto-grow-height="false" fo:min-height="0.766cm" fo:min-width="5.088cm"/>
    </style:style>
    <style:style style:name="gr19" style:family="graphic" style:parent-style-name="standard">
      <style:graphic-properties draw:fill-color="#eeeeee" draw:textarea-horizontal-align="justify" draw:textarea-vertical-align="middle" draw:auto-grow-height="false" fo:min-height="0.766cm" fo:min-width="9.66cm"/>
    </style:style>
    <style:style style:name="gr20" style:family="graphic" style:parent-style-name="standard">
      <style:graphic-properties draw:fill-color="#adc5e7" draw:textarea-horizontal-align="justify" draw:textarea-vertical-align="middle" draw:auto-grow-height="false" fo:min-height="0.258cm" fo:min-width="4.453cm"/>
    </style:style>
    <style:style style:name="gr21" style:family="graphic" style:parent-style-name="standard">
      <style:graphic-properties draw:fill-color="#eeeeee" draw:textarea-horizontal-align="justify" draw:textarea-vertical-align="middle" draw:auto-grow-height="false" fo:min-height="0.766cm" fo:min-width="2.675cm"/>
    </style:style>
    <style:style style:name="gr22" style:family="graphic" style:parent-style-name="standard">
      <style:graphic-properties draw:fill-color="#eeeeee" draw:textarea-horizontal-align="justify" draw:textarea-vertical-align="middle" draw:auto-grow-height="false" fo:min-height="0.766cm" fo:min-width="9.533cm"/>
    </style:style>
    <style:style style:name="gr23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10.803cm"/>
    </style:style>
    <style:style style:name="gr24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8.644cm"/>
    </style:style>
    <style:style style:name="gr25" style:family="graphic" style:parent-style-name="standard">
      <style:graphic-properties draw:fill-color="#eeeeee" draw:textarea-horizontal-align="justify" draw:textarea-vertical-align="middle" draw:auto-grow-height="false" fo:min-height="0.766cm" fo:min-width="6.739cm"/>
    </style:style>
    <style:style style:name="gr26" style:family="graphic" style:parent-style-name="standard">
      <style:graphic-properties draw:fill-color="#eeeeee" draw:textarea-horizontal-align="justify" draw:textarea-vertical-align="middle" draw:auto-grow-height="false" fo:min-height="0.766cm" fo:min-width="5.596cm"/>
    </style:style>
    <style:style style:name="gr27" style:family="graphic" style:parent-style-name="standard">
      <style:graphic-properties draw:fill-color="#eeeeee" draw:textarea-horizontal-align="justify" draw:textarea-vertical-align="middle" draw:auto-grow-height="false" fo:min-height="0.766cm" fo:min-width="4.199cm"/>
    </style:style>
    <style:style style:name="gr28" style:family="graphic" style:parent-style-name="standard">
      <style:graphic-properties draw:fill-color="#eeeeee" draw:textarea-horizontal-align="justify" draw:textarea-vertical-align="middle" draw:auto-grow-height="false" fo:min-height="0.893cm" fo:min-width="7.628cm"/>
    </style:style>
    <style:style style:name="gr29" style:family="graphic" style:parent-style-name="standard">
      <style:graphic-properties draw:fill-color="#eeeeee" draw:textarea-horizontal-align="justify" draw:textarea-vertical-align="middle" draw:auto-grow-height="false" fo:min-height="0.766cm" fo:min-width="5.215cm"/>
    </style:style>
    <style:style style:name="gr30" style:family="graphic" style:parent-style-name="standard">
      <style:graphic-properties draw:fill-color="#eeeeee" draw:textarea-horizontal-align="justify" draw:textarea-vertical-align="middle" draw:auto-grow-height="false" fo:min-height="0.766cm" fo:min-width="6.104cm"/>
    </style:style>
    <style:style style:name="gr31" style:family="graphic" style:parent-style-name="standard">
      <style:graphic-properties draw:fill-color="#eeeeee" draw:textarea-horizontal-align="justify" draw:textarea-vertical-align="middle" draw:auto-grow-height="false" fo:min-height="1.02cm" fo:min-width="6.104cm"/>
    </style:style>
    <style:style style:name="gr32" style:family="graphic" style:parent-style-name="standard">
      <style:graphic-properties svg:stroke-color="#000000" draw:fill-color="#dddddd" draw:textarea-horizontal-align="justify" draw:textarea-vertical-align="middle" draw:auto-grow-height="false" fo:min-height="1.274cm" fo:min-width="9.66cm"/>
    </style:style>
    <style:style style:name="gr33" style:family="graphic" style:parent-style-name="standard">
      <style:graphic-properties draw:fill-color="#eeeeee" draw:textarea-horizontal-align="justify" draw:textarea-vertical-align="middle" draw:auto-grow-height="false" fo:min-height="0.893cm" fo:min-width="8.263cm"/>
    </style:style>
    <style:style style:name="gr34" style:family="graphic" style:parent-style-name="standard">
      <style:graphic-properties svg:stroke-color="#000000" draw:fill-color="#dddddd" draw:textarea-horizontal-align="justify" draw:textarea-vertical-align="middle" draw:auto-grow-height="false" fo:min-height="1.401cm" fo:min-width="8.263cm"/>
    </style:style>
    <style:style style:name="gr35" style:family="graphic" style:parent-style-name="standard">
      <style:graphic-properties draw:fill-color="#eeeeee" draw:textarea-horizontal-align="justify" draw:textarea-vertical-align="middle" draw:auto-grow-height="false" fo:min-height="1.201cm" fo:min-width="6.231cm"/>
    </style:style>
    <style:style style:name="gr36" style:family="graphic" style:parent-style-name="standard">
      <style:graphic-properties draw:fill-color="#adc5e7" draw:textarea-horizontal-align="justify" draw:textarea-vertical-align="middle" draw:auto-grow-height="false" fo:min-height="0.331cm" fo:min-width="4.453cm"/>
    </style:style>
    <style:style style:name="gr37" style:family="graphic" style:parent-style-name="standard">
      <style:graphic-properties svg:stroke-color="#000000" draw:fill-color="#dddddd" draw:textarea-horizontal-align="justify" draw:textarea-vertical-align="middle" draw:auto-grow-height="false" fo:min-height="1.274cm" fo:min-width="6.358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871cm"/>
    </style:style>
    <style:style style:name="gr39" style:family="graphic" style:parent-style-name="standard">
      <style:graphic-properties draw:fill-color="#1c1c1c" draw:textarea-horizontal-align="justify" draw:textarea-vertical-align="middle" draw:auto-grow-height="false" fo:min-height="0.258cm" fo:min-width="2.294cm"/>
    </style:style>
    <style:style style:name="gr40" style:family="graphic" style:parent-style-name="standard">
      <style:graphic-properties draw:fill-color="#1c1c1c" draw:textarea-horizontal-align="justify" draw:textarea-vertical-align="middle" draw:auto-grow-height="false" fo:min-height="0.258cm" fo:min-width="1.786cm"/>
    </style:style>
    <style:style style:name="gr41" style:family="graphic" style:parent-style-name="standard">
      <style:graphic-properties draw:fill-color="#1c1c1c" draw:textarea-horizontal-align="justify" draw:textarea-vertical-align="middle" draw:auto-grow-height="false" fo:min-height="0.258cm" fo:min-width="2.04cm"/>
    </style:style>
    <style:style style:name="gr42" style:family="graphic" style:parent-style-name="standard">
      <style:graphic-properties draw:fill-color="#111111" draw:textarea-horizontal-align="justify" draw:textarea-vertical-align="middle" draw:auto-grow-height="false" fo:min-height="0.258cm" fo:min-width="2.04cm"/>
    </style:style>
    <style:style style:name="gr43" style:family="graphic" style:parent-style-name="standard">
      <style:graphic-properties draw:fill-color="#111111" draw:textarea-horizontal-align="justify" draw:textarea-vertical-align="middle" draw:auto-grow-height="false" fo:min-height="0.258cm" fo:min-width="2.421cm"/>
    </style:style>
    <style:style style:name="gr44" style:family="graphic" style:parent-style-name="standard">
      <style:graphic-properties svg:stroke-color="#000000" draw:fill-color="#f37b70" draw:textarea-horizontal-align="justify" draw:textarea-vertical-align="middle" draw:auto-grow-height="false" fo:min-height="0.512cm" fo:min-width="3.564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797cm"/>
    </style:style>
    <style:style style:name="gr46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9.787cm"/>
    </style:style>
    <style:style style:name="gr47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8.009cm"/>
    </style:style>
    <style:style style:name="gr48" style:family="graphic" style:parent-style-name="standard">
      <style:graphic-properties svg:stroke-color="#000000" draw:fill-color="#dddddd" draw:textarea-horizontal-align="justify" draw:textarea-vertical-align="middle" draw:auto-grow-height="false" fo:min-height="1.02cm" fo:min-width="10.803cm"/>
    </style:style>
    <style:style style:name="gr49" style:family="graphic" style:parent-style-name="standard">
      <style:graphic-properties svg:stroke-color="#000000" draw:fill-color="#dddddd" draw:textarea-horizontal-align="justify" draw:textarea-vertical-align="middle" draw:auto-grow-height="false" fo:min-height="2.163cm" fo:min-width="9.914cm"/>
    </style:style>
    <style:style style:name="gr50" style:family="graphic" style:parent-style-name="standard">
      <style:graphic-properties draw:fill-color="#eeeeee" draw:textarea-horizontal-align="justify" draw:textarea-vertical-align="middle" draw:auto-grow-height="false" fo:min-height="0.766cm" fo:min-width="2.802cm"/>
    </style:style>
    <style:style style:name="gr51" style:family="graphic" style:parent-style-name="standard">
      <style:graphic-properties draw:fill-color="#eeeeee" draw:textarea-horizontal-align="justify" draw:textarea-vertical-align="middle" draw:auto-grow-height="false" fo:min-height="0.766cm" fo:min-width="5.85cm"/>
    </style:style>
    <style:style style:name="gr52" style:family="graphic" style:parent-style-name="standard">
      <style:graphic-properties draw:fill-color="#eeeeee" draw:textarea-horizontal-align="justify" draw:textarea-vertical-align="middle" draw:auto-grow-height="false" fo:min-height="0.639cm" fo:min-width="7.12cm"/>
    </style:style>
    <style:style style:name="gr53" style:family="graphic" style:parent-style-name="standard">
      <style:graphic-properties draw:fill-color="#eeeeee" draw:textarea-horizontal-align="justify" draw:textarea-vertical-align="middle" draw:auto-grow-height="false" fo:min-height="0.766cm" fo:min-width="5.723cm"/>
    </style:style>
    <style:style style:name="gr54" style:family="graphic" style:parent-style-name="standard">
      <style:graphic-properties draw:fill-color="#eeeeee" draw:textarea-horizontal-align="justify" draw:textarea-vertical-align="middle" draw:auto-grow-height="false" fo:min-height="0.766cm" fo:min-width="4.326cm"/>
    </style:style>
    <style:style style:name="gr55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274cm" fo:min-width="6.231cm"/>
    </style:style>
    <style:style style:name="gr56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2.036cm" fo:min-width="9.025cm"/>
    </style:style>
    <style:style style:name="gr57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02cm" fo:min-width="7.755cm"/>
    </style:style>
    <style:style style:name="gr58" style:family="graphic" style:parent-style-name="standard">
      <style:graphic-properties draw:fill-color="#eeeeee" draw:textarea-horizontal-align="justify" draw:textarea-vertical-align="middle" draw:auto-grow-height="false" fo:min-height="0.766cm" fo:min-width="7.247cm"/>
    </style:style>
    <style:style style:name="gr59" style:family="graphic" style:parent-style-name="standard">
      <style:graphic-properties draw:fill-color="#eeeeee" draw:textarea-horizontal-align="justify" draw:textarea-vertical-align="middle" draw:auto-grow-height="false" fo:min-height="0.766cm" fo:min-width="4.072cm"/>
    </style:style>
    <style:style style:name="gr60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02cm" fo:min-width="8.263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eeeeee"/>
      <style:paragraph-properties fo:text-align="center"/>
      <style:text-properties fo:font-size="8pt" fo:language="ru" fo:country="RU" style:font-size-asian="8pt" style:font-size-complex="8pt"/>
    </style:style>
    <style:style style:name="P4" style:family="paragraph">
      <loext:graphic-properties draw:fill-color="#adc5e7"/>
      <style:paragraph-properties fo:text-align="center"/>
      <style:text-properties fo:font-size="8pt" fo:language="ru" fo:country="RU" style:font-size-asian="8pt" style:font-size-complex="8pt"/>
    </style:style>
    <style:style style:name="P5" style:family="paragraph">
      <loext:graphic-properties draw:fill-color="#faa61a"/>
      <style:paragraph-properties fo:text-align="center"/>
      <style:text-properties fo:font-size="8pt" fo:language="ru" fo:country="RU" style:font-size-asian="8pt" style:font-size-complex="8pt"/>
    </style:style>
    <style:style style:name="P6" style:family="paragraph">
      <loext:graphic-properties draw:fill-color="#1c1c1c"/>
      <style:paragraph-properties fo:text-align="center"/>
      <style:text-properties fo:color="#ffffff" fo:font-size="8pt" fo:language="ru" fo:country="RU" style:font-size-asian="8pt" style:font-size-complex="8pt"/>
    </style:style>
    <style:style style:name="P7" style:family="paragraph">
      <loext:graphic-properties draw:fill-color="#f37b70"/>
      <style:paragraph-properties fo:text-align="center"/>
      <style:text-properties fo:font-size="8pt" fo:language="ru" fo:country="RU" style:font-size-asian="8pt" style:font-size-complex="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dddddd"/>
      <style:paragraph-properties fo:text-align="center"/>
      <style:text-properties fo:font-size="8pt" fo:language="ru" fo:country="RU" style:font-size-asian="8pt" style:font-size-complex="8pt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loext:graphic-properties draw:fill-color="#111111"/>
      <style:paragraph-properties fo:text-align="center"/>
      <style:text-properties fo:color="#ffffff" fo:font-size="8pt" fo:language="ru" fo:country="RU" style:font-size-asian="8pt" style:font-size-complex="8pt"/>
    </style:style>
    <style:style style:name="P12" style:family="paragraph">
      <style:paragraph-properties fo:margin-left="0cm" fo:margin-right="0cm" fo:margin-top="0cm" fo:margin-bottom="0cm" fo:line-height="100%" fo:text-align="center" fo:text-indent="0cm"/>
    </style:style>
    <style:style style:name="P13" style:family="paragraph">
      <loext:graphic-properties draw:fill-color="#dddddd"/>
      <style:paragraph-properties fo:margin-left="0cm" fo:margin-right="0cm" fo:margin-top="0cm" fo:margin-bottom="0cm" fo:line-height="100%" fo:text-align="center" fo:text-indent="0cm"/>
      <style:text-properties fo:font-size="8pt" fo:language="ru" fo:country="RU" style:font-size-asian="8pt" style:font-size-complex="8pt"/>
    </style:style>
    <style:style style:name="T1" style:family="text">
      <style:text-properties fo:font-size="8pt" fo:language="ru" fo:country="RU" style:font-size-asian="8pt" style:font-size-complex="8pt"/>
    </style:style>
    <style:style style:name="T2" style:family="text">
      <style:text-properties fo:color="#ffffff" fo:font-size="8pt" fo:language="ru" fo:country="RU" style:font-size-asian="8pt" style:font-size-complex="8pt"/>
    </style:style>
    <style:style style:name="T3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828cm" svg:height="0.962cm" svg:x="140.319cm" svg:y="2.778cm">
          <draw:text-box>
            <text:p>Выбор персонажа</text:p>
          </draw:text-box>
        </draw:frame>
        <draw:custom-shape draw:style-name="gr2" draw:text-style-name="P3" xml:id="id1" draw:id="id1" draw:layer="layout" svg:width="7.493cm" svg:height="1.016cm" svg:x="139.811cm" svg:y="5.191cm">
          <text:p text:style-name="P2"><text:span text:style-name="T1">Добро пожаловать.</text:span></text:p>
          <text:p text:style-name="P2"><text:span text:style-name="T1">Пожалуйста, выберите себе персонажа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445cm" svg:height="0.508cm" svg:x="139.811cm" svg:y="4.683cm">
          <text:p text:style-name="P2"><text:span text:style-name="T1">НЕИЗВЕСТНЫЙ ГОЛОС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3" draw:id="id3" draw:layer="layout" svg:width="5.842cm" svg:height="1.016cm" svg:x="137.017cm" svg:y="8.112cm">
          <text:p text:style-name="P2"><text:span text:style-name="T1">София Новикова. 23 года. Россия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" draw:id="id2" draw:layer="layout" svg:width="1.397cm" svg:height="0.508cm" svg:x="137.017cm" svg:y="7.60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0.508cm" svg:x="137.017cm" svg:y="9.128cm">
          <text:p text:style-name="P2"><text:span text:style-name="T2">ChooseSof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9.811cm" svg:y1="5.699cm" svg:x2="137.715cm" svg:y2="7.604cm" draw:start-shape="id1" draw:start-glue-point="3" draw:end-shape="id2" draw:end-glue-point="0" svg:d="M139811 5699h-2096v1905" svg:viewBox="0 0 2097 1906">
          <text:p/>
        </draw:connector>
        <draw:custom-shape draw:style-name="gr4" draw:text-style-name="P3" draw:layer="layout" svg:width="5.842cm" svg:height="1.016cm" svg:x="144.129cm" svg:y="8.112cm">
          <text:p text:style-name="P2"><text:span text:style-name="T1">Жопа Мира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397cm" svg:height="0.508cm" svg:x="144.129cm" svg:y="7.60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0.508cm" svg:x="144.129cm" svg:y="9.128cm">
          <text:p text:style-name="P2"><text:span text:style-name="T2">So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xml:id="id4" draw:id="id4" draw:layer="layout" svg:width="3.81cm" svg:height="0.762cm" svg:x="131.429cm" svg:y="8.239cm">
          <text:p text:style-name="P2"><text:span text:style-name="T1">Добавляет портреты</text:span></text:p>
          <text:p text:style-name="P2"><text:span text:style-name="T1">персонажей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37.017cm" svg:y1="8.62cm" svg:x2="135.239cm" svg:y2="8.62cm" draw:start-shape="id3" draw:start-glue-point="3" draw:end-shape="id4" draw:end-glue-point="1" svg:d="M137017 8620h-1778" svg:viewBox="0 0 1779 1">
          <text:p/>
        </draw:connector>
        <draw:custom-shape draw:style-name="gr8" draw:text-style-name="P7" xml:id="id5" draw:id="id5" draw:layer="layout" svg:width="3.81cm" svg:height="0.762cm" svg:x="133.969cm" svg:y="3.794cm">
          <text:p text:style-name="P2"><text:span text:style-name="T1">Добавляет портрет</text:span></text:p>
          <text:p text:style-name="P2"><text:span text:style-name="T1">неизвестного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39.811cm" svg:y1="5.699cm" svg:x2="137.779cm" svg:y2="4.175cm" draw:start-shape="id1" draw:start-glue-point="3" draw:end-shape="id5" draw:end-glue-point="1" svg:d="M139811 5699l-2032-1524" svg:viewBox="0 0 2033 1525">
          <text:p/>
        </draw:connector>
      </draw:page>
      <draw:page draw:name="page2" draw:style-name="dp1" draw:master-page-name="Default">
        <draw:custom-shape draw:style-name="gr10" draw:text-style-name="P9" xml:id="id40" draw:id="id40" draw:layer="layout" svg:width="10.922cm" svg:height="1.143cm" svg:x="142.605cm" svg:y="4.937cm">
          <text:p text:style-name="P2"><text:span text:style-name="T1">Ваше сознание постепенно возвращается из пустоты. </text:span></text:p>
          <text:p text:style-name="P2"><text:span text:style-name="T1">Вы слышите приятный женский голос. Голос спокойный и не несёт в себе угрозы.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41" draw:id="id41">
          <draw:custom-shape draw:style-name="gr11" draw:text-style-name="P3" draw:layer="layout" svg:width="5.334cm" svg:height="1.016cm" svg:x="145.399cm" svg:y="7.096cm">
            <text:p text:style-name="P2"><text:span text:style-name="T1">Пожалуйста, просыпайся.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4.445cm" svg:height="0.508cm" svg:x="145.399cm" svg:y="6.588cm">
            <text:p text:style-name="P2"><text:span text:style-name="T1">ПЕРВАЯ НЕИЗВЕСТНАЯ</text:span></text:p>
            <draw:enhanced-geometry svg:viewBox="0 0 21600 21600" draw:type="rectangle" draw:enhanced-path="M 0 0 L 21600 0 21600 21600 0 21600 0 0 Z N"/>
          </draw:custom-shape>
        </draw:g>
        <draw:custom-shape draw:style-name="gr12" draw:text-style-name="P9" xml:id="id6" draw:id="id6" draw:layer="layout" svg:width="10.16cm" svg:height="2.921cm" svg:x="142.937cm" svg:y="8.62cm">
          <text:p text:style-name="P2"><text:span text:style-name="T1">Вы пытаетесь открыть глаза. Голова гудит, как от похмелья. </text:span></text:p>
          <text:p text:style-name="P2"><text:span text:style-name="T1">Руками Вы пытаетесь дотянутся до глаз, но руки не поддаются. </text:span></text:p>
          <text:p text:style-name="P2"><text:span text:style-name="T1">Пробуете пошевелить ногами - без результата. </text:span></text:p>
          <text:p text:style-name="P2"><text:span text:style-name="T1">Становится страшно. Спустя несколько минут, </text:span></text:p>
          <text:p text:style-name="P2"><text:span text:style-name="T1">Вам всё таки удаётся приоткрыть глаза. </text:span></text:p>
          <text:p text:style-name="P2"><text:span text:style-name="T1">Ещё столько же потребовалось, что бы навести фокус на собеседника. </text:span></text:p>
          <text:p text:style-name="P2"><text:span text:style-name="T1">Вы разглядели двух женщин. </text:span></text:p>
          <text:p text:style-name="P2"><text:span text:style-name="T1">Их одежда очень похожа на больничные халаты. Возможно так и ест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2.794cm" svg:height="1.016cm" svg:x="137.144cm" svg:y="13.192cm">
          <text:p text:style-name="P2"><text:span text:style-name="T1">Кто вы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7" draw:id="id7" draw:layer="layout" svg:width="1.397cm" svg:height="0.508cm" svg:x="137.144cm" svg:y="12.68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7.112cm" svg:height="1.016cm" svg:x="141.208cm" svg:y="13.192cm">
          <text:p text:style-name="P2"><text:span text:style-name="T1">Что с моими руками и ногами? Они не двигаются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397cm" svg:height="0.508cm" svg:x="141.208cm" svg:y="12.68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3.556cm" svg:height="1.016cm" svg:x="157.083cm" svg:y="13.446cm">
          <text:p text:style-name="P2"><text:span text:style-name="T1">Уходите, я хочу спать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8" draw:id="id8" draw:layer="layout" svg:width="1.397cm" svg:height="0.508cm" svg:x="157.083cm" svg:y="12.93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8.763cm" svg:height="1.016cm" svg:x="161.528cm" svg:y="13.446cm">
          <text:p text:style-name="P2"><text:span text:style-name="T1">[Раздражённо] Проваливайте! Что Вы делаете у меня дома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9" draw:id="id9" draw:layer="layout" svg:width="1.397cm" svg:height="0.508cm" svg:x="161.528cm" svg:y="12.93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10" draw:id="id10" draw:layer="layout" svg:width="9.906cm" svg:height="1.016cm" svg:x="128cm" svg:y="16.24cm">
          <text:p text:style-name="P2"><text:span text:style-name="T1">Я доктор Элизабет Томпсон. </text:span></text:p>
          <text:p text:style-name="P2"><text:span text:style-name="T1">Это медсестра Агата Стоун (показывает на женщину, стоящую рядом). </text:span></text:p>
          <text:p text:style-name="P2"><text:span text:style-name="T1">Ты знаешь, где находишься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3" draw:id="id43" draw:layer="layout" svg:width="4.445cm" svg:height="0.508cm" svg:x="128cm" svg:y="15.732cm">
          <text:p text:style-name="P2"><text:span text:style-name="T1">ПЕРВАЯ НЕИЗВЕСТНА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2.937cm" svg:y1="10.08cm" svg:x2="137.842cm" svg:y2="12.684cm" draw:start-shape="id6" draw:start-glue-point="3" draw:end-shape="id7" draw:end-glue-point="0" svg:d="M142937 10080h-5095v2604" svg:viewBox="0 0 5096 2605">
          <text:p/>
        </draw:connector>
        <draw:connector draw:style-name="gr7" draw:text-style-name="P2" draw:layer="layout" svg:x1="142.937cm" svg:y1="10.08cm" svg:x2="141.906cm" svg:y2="12.684cm" draw:start-shape="id6" draw:start-glue-point="3" svg:d="M142937 10080h-766v2604h-265" svg:viewBox="0 0 1032 2605">
          <text:p/>
        </draw:connector>
        <draw:connector draw:style-name="gr7" draw:text-style-name="P2" draw:layer="layout" svg:x1="148.017cm" svg:y1="11.541cm" svg:x2="157.781cm" svg:y2="12.938cm" draw:start-shape="id6" draw:start-glue-point="2" draw:end-shape="id8" draw:end-glue-point="0" svg:d="M148017 11541v698h9764v699" svg:viewBox="0 0 9765 1398">
          <text:p/>
        </draw:connector>
        <draw:connector draw:style-name="gr7" draw:text-style-name="P2" draw:layer="layout" svg:x1="153.097cm" svg:y1="10.08cm" svg:x2="162.226cm" svg:y2="12.938cm" draw:start-shape="id6" draw:start-glue-point="1" draw:end-shape="id9" draw:end-glue-point="0" svg:d="M153097 10080h9129v2858" svg:viewBox="0 0 9130 2859">
          <text:p/>
        </draw:connector>
        <draw:custom-shape draw:style-name="gr18" draw:text-style-name="P3" draw:layer="layout" svg:width="5.588cm" svg:height="1.016cm" svg:x="126.603cm" svg:y="19.034cm">
          <text:p text:style-name="P2"><text:span text:style-name="T1">[Удивлённо] Доктор? Я что, в больнице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1" draw:id="id11" draw:layer="layout" svg:width="1.397cm" svg:height="0.508cm" svg:x="126.603cm" svg:y="18.52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2.953cm" svg:y1="17.256cm" svg:x2="127.301cm" svg:y2="18.526cm" draw:start-shape="id10" draw:start-glue-point="2" draw:end-shape="id11" draw:end-glue-point="0" svg:d="M132953 17256v635h-5652v635" svg:viewBox="0 0 5653 1271">
          <text:p/>
        </draw:connector>
        <draw:custom-shape draw:style-name="gr19" draw:text-style-name="P3" xml:id="id14" draw:id="id14" draw:layer="layout" svg:width="10.16cm" svg:height="1.016cm" svg:x="117.205cm" svg:y="21.955cm">
          <text:p text:style-name="P2"><text:span text:style-name="T1">Элис, ты в психиатрической больнице, в отделении интенсивной терапии. </text:span></text:p>
          <text:p text:style-name="P2"><text:span text:style-name="T1">Я твой лечащий врач.</text:span></text:p>
          <draw:enhanced-geometry svg:viewBox="0 0 21600 21600" draw:type="rectangle" draw:enhanced-path="M 0 0 L 21600 0 21600 21600 0 21600 0 0 Z N"/>
        </draw:custom-shape>
        <draw:custom-shape draw:style-name="gr20" draw:text-style-name="P4" xml:id="id13" draw:id="id13" draw:layer="layout" svg:width="4.953cm" svg:height="0.508cm" svg:x="117.205cm" svg:y="21.447cm">
          <text:p text:style-name="P2"><text:span text:style-name="T1">ДОКТОР ЭЛИЗАБЕТ ТОМСОН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26.603cm" svg:y1="20.304cm" svg:x2="119.681cm" svg:y2="21.447cm" draw:start-shape="id12" draw:start-glue-point="3" draw:end-shape="id13" draw:end-glue-point="0" svg:d="M126603 20304h-6922v1143" svg:viewBox="0 0 6923 1144">
          <text:p/>
        </draw:connector>
        <draw:custom-shape draw:style-name="gr21" draw:text-style-name="P3" draw:layer="layout" svg:width="3.175cm" svg:height="1.016cm" svg:x="112.76cm" svg:y="23.606cm">
          <text:p text:style-name="P2"><text:span text:style-name="T1">Кто такая Элис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5" draw:id="id15" draw:layer="layout" svg:width="1.397cm" svg:height="0.508cm" svg:x="112.76cm" svg:y="23.09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17.205cm" svg:y1="22.463cm" svg:x2="113.458cm" svg:y2="23.098cm" draw:start-shape="id14" draw:start-glue-point="3" draw:end-shape="id15" draw:end-glue-point="0" svg:d="M117205 22463h-3747v635" svg:viewBox="0 0 3748 636">
          <text:p/>
        </draw:connector>
        <draw:g xml:id="id17" draw:id="id17">
          <draw:custom-shape draw:style-name="gr4" draw:text-style-name="P3" draw:layer="layout" svg:width="5.842cm" svg:height="1.016cm" svg:x="108.315cm" svg:y="26.273cm">
            <text:p text:style-name="P2"><text:span text:style-name="T1">Ты не помнишь как тебя зовут?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4" draw:layer="layout" svg:width="4.953cm" svg:height="0.508cm" svg:x="108.315cm" svg:y="25.765cm">
            <text:p text:style-name="P2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onnector draw:style-name="gr7" draw:text-style-name="P2" draw:layer="layout" svg:x1="112.76cm" svg:y1="24.876cm" svg:x2="111.236cm" svg:y2="25.765cm" draw:start-shape="id16" draw:start-glue-point="3" draw:end-shape="id17" draw:end-glue-point="0" svg:d="M112760 24876h-1524v889" svg:viewBox="0 0 1525 890">
          <text:p/>
        </draw:connector>
        <draw:g xml:id="id19" draw:id="id19">
          <draw:custom-shape draw:style-name="gr22" draw:text-style-name="P3" draw:layer="layout" svg:width="10.033cm" svg:height="1.016cm" svg:x="103.997cm" svg:y="30.591cm">
            <text:p text:style-name="P2"><text:span text:style-name="T1">Элис Вайт. 23 года. Родилась в Саттон-Колфилд в 1998 году. Родители...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4" draw:layer="layout" svg:width="4.953cm" svg:height="0.508cm" svg:x="103.997cm" svg:y="30.083cm">
            <text:p text:style-name="P2"><text:span text:style-name="T1">ДОКТОР ЭЛИЗАБЕТ ТОМСОН</text:span></text:p>
            <draw:enhanced-geometry svg:viewBox="0 0 21600 21600" draw:type="rectangle" draw:enhanced-path="M 0 0 L 21600 0 21600 21600 0 21600 0 0 Z N"/>
          </draw:custom-shape>
        </draw:g>
        <draw:custom-shape draw:style-name="gr23" draw:text-style-name="P9" xml:id="id18" draw:id="id18" draw:layer="layout" svg:width="11.303cm" svg:height="1.143cm" svg:x="101.838cm" svg:y="27.797cm">
          <text:p text:style-name="P2"><text:span text:style-name="T1">Доктор некоторое время в замешательстве смотрит на медсестру, </text:span></text:p>
          <text:p text:style-name="P2"><text:span text:style-name="T1">потом её взгляд возвращается к Вам. </text:span></text:p>
          <text:p text:style-name="P2"><text:span text:style-name="T1">В руках доктора планшет, видимо в нём информация с Вашей медицинской картой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08.315cm" svg:y1="26.527cm" svg:x2="107.489cm" svg:y2="27.797cm" draw:start-shape="id17" draw:start-glue-point="3" draw:end-shape="id18" draw:end-glue-point="0" svg:d="M108315 26527h-826v1270" svg:viewBox="0 0 827 1271">
          <text:p/>
        </draw:connector>
        <draw:connector draw:style-name="gr7" draw:text-style-name="P2" draw:layer="layout" svg:x1="107.489cm" svg:y1="28.94cm" svg:x2="106.473cm" svg:y2="30.083cm" draw:start-shape="id18" draw:start-glue-point="2" svg:d="M107489 28940v822h-1016v321" svg:viewBox="0 0 1017 1144">
          <text:p/>
        </draw:connector>
        <draw:custom-shape draw:style-name="gr24" draw:text-style-name="P9" xml:id="id20" draw:id="id20" draw:layer="layout" svg:width="9.144cm" svg:height="1.143cm" svg:x="103.235cm" svg:y="32.496cm">
          <text:p text:style-name="P2"><text:span text:style-name="T1">Находясь в недоумении, Вы прерываете уверенную речь доктор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09.013cm" svg:y1="31.607cm" svg:x2="107.807cm" svg:y2="32.496cm" draw:start-shape="id19" draw:start-glue-point="2" draw:end-shape="id20" draw:end-glue-point="0" svg:d="M109013 31607v444h-1206v445" svg:viewBox="0 0 1207 890">
          <text:p/>
        </draw:connector>
        <draw:custom-shape draw:style-name="gr25" draw:text-style-name="P3" draw:layer="layout" svg:width="7.239cm" svg:height="1.016cm" svg:x="99.806cm" svg:y="35.036cm">
          <text:p text:style-name="P2"><text:span text:style-name="T1">Тут какая то ошибка. Я не Элис. Меня зовут София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1" draw:id="id21" draw:layer="layout" svg:width="1.397cm" svg:height="0.508cm" svg:x="99.806cm" svg:y="34.52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03.235cm" svg:y1="33.067cm" svg:x2="100.504cm" svg:y2="34.528cm" draw:start-shape="id20" draw:start-glue-point="3" draw:end-shape="id21" draw:end-glue-point="0" svg:d="M103235 33067h-2731v1461" svg:viewBox="0 0 2732 1462">
          <text:p/>
        </draw:connector>
        <draw:g xml:id="id23" draw:id="id23">
          <draw:custom-shape draw:style-name="gr26" draw:text-style-name="P3" draw:layer="layout" svg:width="6.096cm" svg:height="1.016cm" svg:x="95.615cm" svg:y="37.576cm">
            <text:p text:style-name="P2"><text:span text:style-name="T1">Это мы обсудим на сеансах терапии.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4" draw:layer="layout" svg:width="4.953cm" svg:height="0.508cm" svg:x="95.615cm" svg:y="37.068cm">
            <text:p text:style-name="P2"><text:span text:style-name="T1">ДОКТОР ЭЛИЗАБЕТ ТОМСОН</text:span></text:p>
            <draw:enhanced-geometry svg:viewBox="0 0 21600 21600" draw:type="rectangle" draw:enhanced-path="M 0 0 L 21600 0 21600 21600 0 21600 0 0 Z N"/>
          </draw:custom-shape>
        </draw:g>
        <draw:connector draw:style-name="gr7" draw:text-style-name="P2" draw:layer="layout" svg:x1="99.806cm" svg:y1="36.306cm" svg:x2="98.091cm" svg:y2="37.068cm" draw:start-shape="id22" draw:start-glue-point="3" svg:d="M99806 36306h-1108v762h-607" svg:viewBox="0 0 1716 763">
          <text:p/>
        </draw:connector>
        <draw:custom-shape draw:style-name="gr27" draw:text-style-name="P3" draw:layer="layout" svg:width="4.699cm" svg:height="1.016cm" svg:x="91.551cm" svg:y="40.243cm">
          <text:p text:style-name="P2"><text:span text:style-name="T1">Почему я не могу пошевелится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24" draw:id="id24" draw:layer="layout" svg:width="1.397cm" svg:height="0.508cm" svg:x="91.551cm" svg:y="39.735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95.615cm" svg:y1="37.83cm" svg:x2="92.249cm" svg:y2="39.735cm" draw:start-shape="id23" draw:start-glue-point="3" draw:end-shape="id24" draw:end-glue-point="0" svg:d="M95615 37830h-3366v1905" svg:viewBox="0 0 3367 1906">
          <text:p/>
        </draw:connector>
        <draw:g xml:id="id26" draw:id="id26">
          <draw:custom-shape draw:style-name="gr28" draw:text-style-name="P3" draw:layer="layout" svg:width="8.128cm" svg:height="1.143cm" svg:x="85.455cm" svg:y="42.783cm">
            <text:p text:style-name="P2"><text:span text:style-name="T1">Ты представляла опасность для себя и окружающих. </text:span></text:p>
            <text:p text:style-name="P2"><text:span text:style-name="T1">Нам пришлось обездвижить тебя.</text:span></text:p>
            <text:p text:style-name="P2"><text:span text:style-name="T1"><text:s/></text:span><text:span text:style-name="T1">Будешь хорошо себя вести и я отвяжу тебя завтра.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4" draw:layer="layout" svg:width="4.953cm" svg:height="0.508cm" svg:x="85.455cm" svg:y="42.275cm">
            <text:p text:style-name="P2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onnector draw:style-name="gr7" draw:text-style-name="P2" draw:layer="layout" svg:x1="91.551cm" svg:y1="41.513cm" svg:x2="87.931cm" svg:y2="42.275cm" draw:start-shape="id25" draw:start-glue-point="3" svg:d="M91551 41513h-2060v762h-1560" svg:viewBox="0 0 3621 763">
          <text:p/>
        </draw:connector>
        <draw:custom-shape draw:style-name="gr13" draw:text-style-name="P3" xml:id="id28" draw:id="id28" draw:layer="layout" svg:width="2.794cm" svg:height="1.016cm" svg:x="80.629cm" svg:y="45.323cm">
          <text:p text:style-name="P2"><text:span text:style-name="T1">Но я не опасн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27" draw:id="id27" draw:layer="layout" svg:width="1.397cm" svg:height="0.508cm" svg:x="80.629cm" svg:y="44.815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85.455cm" svg:y1="43.1cm" svg:x2="81.327cm" svg:y2="44.815cm" draw:start-shape="id26" draw:start-glue-point="3" draw:end-shape="id27" draw:end-glue-point="0" svg:d="M85455 43100h-4128v1715" svg:viewBox="0 0 4129 1716">
          <text:p/>
        </draw:connector>
        <draw:custom-shape draw:style-name="gr22" draw:text-style-name="P3" xml:id="id30" draw:id="id30" draw:layer="layout" svg:width="10.033cm" svg:height="1.016cm" svg:x="73.263cm" svg:y="47.736cm">
          <text:p text:style-name="P2"><text:span text:style-name="T1">Время покажет. На сегодня хватит. </text:span></text:p>
          <text:p text:style-name="P2"><text:span text:style-name="T1">Сестра Агата даст тебе успокоительное и ты поспишь. Увидимся завтра.</text:span></text:p>
          <draw:enhanced-geometry svg:viewBox="0 0 21600 21600" draw:type="rectangle" draw:enhanced-path="M 0 0 L 21600 0 21600 21600 0 21600 0 0 Z N"/>
        </draw:custom-shape>
        <draw:custom-shape draw:style-name="gr20" draw:text-style-name="P4" xml:id="id29" draw:id="id29" draw:layer="layout" svg:width="4.953cm" svg:height="0.508cm" svg:x="73.263cm" svg:y="47.228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80.629cm" svg:y1="45.831cm" svg:x2="75.739cm" svg:y2="47.228cm" draw:start-shape="id28" draw:start-glue-point="3" draw:end-shape="id29" draw:end-glue-point="0" svg:d="M80629 45831h-4890v1397" svg:viewBox="0 0 4891 1398">
          <text:p/>
        </draw:connector>
        <draw:custom-shape draw:style-name="gr29" draw:text-style-name="P3" xml:id="id33" draw:id="id33" draw:layer="layout" svg:width="5.715cm" svg:height="1.016cm" svg:x="67.421cm" svg:y="52.689cm">
          <text:p text:style-name="P2"><text:span text:style-name="T1">Пожалуйста, постойте. </text:span></text:p>
          <text:p text:style-name="P2"><text:span text:style-name="T1">Можно мне в туалет? И ещё я хочу пит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2" draw:id="id32" draw:layer="layout" svg:width="1.397cm" svg:height="0.508cm" svg:x="67.421cm" svg:y="52.181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9" xml:id="id31" draw:id="id31" draw:layer="layout" svg:width="9.144cm" svg:height="1.143cm" svg:x="65.643cm" svg:y="49.641cm">
          <text:p text:style-name="P2"><text:span text:style-name="T1">Вы чувствуете, что Вам надо в туалет и Вас мучает жажд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73.263cm" svg:y1="48.244cm" svg:x2="70.215cm" svg:y2="49.641cm" draw:start-shape="id30" draw:start-glue-point="3" draw:end-shape="id31" draw:end-glue-point="0" svg:d="M73263 48244h-3048v1397" svg:viewBox="0 0 3049 1398">
          <text:p/>
        </draw:connector>
        <draw:connector draw:style-name="gr7" draw:text-style-name="P2" draw:layer="layout" svg:x1="70.215cm" svg:y1="50.784cm" svg:x2="68.119cm" svg:y2="52.181cm" draw:start-shape="id31" draw:start-glue-point="2" draw:end-shape="id32" draw:end-glue-point="0" svg:d="M70215 50784v698h-2096v699" svg:viewBox="0 0 2097 1398">
          <text:p/>
        </draw:connector>
        <draw:g xml:id="id52" draw:id="id52">
          <draw:custom-shape draw:style-name="gr30" draw:text-style-name="P3" draw:layer="layout" svg:width="6.604cm" svg:height="1.016cm" svg:x="60.944cm" svg:y="54.975cm">
            <text:p text:style-name="P2"><text:span text:style-name="T1">Да. Конечно. Сестра Агата поможет тебе.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4" draw:layer="layout" svg:width="4.953cm" svg:height="0.508cm" svg:x="60.944cm" svg:y="54.467cm">
            <text:p text:style-name="P2"><text:span text:style-name="T1">ДОКТОР ЭЛИЗАБЕТ ТОМСОН</text:span></text:p>
            <draw:enhanced-geometry svg:viewBox="0 0 21600 21600" draw:type="rectangle" draw:enhanced-path="M 0 0 L 21600 0 21600 21600 0 21600 0 0 Z N"/>
          </draw:custom-shape>
        </draw:g>
        <draw:connector draw:style-name="gr7" draw:text-style-name="P2" draw:layer="layout" svg:x1="67.421cm" svg:y1="53.197cm" svg:x2="63.42cm" svg:y2="54.467cm" draw:start-shape="id33" draw:start-glue-point="3" svg:d="M67421 53197h-2251v1270h-1750" svg:viewBox="0 0 4002 1271">
          <text:p/>
        </draw:connector>
        <draw:custom-shape draw:style-name="gr31" draw:text-style-name="P3" xml:id="id84" draw:id="id84" draw:layer="layout" svg:width="6.604cm" svg:height="1.27cm" svg:x="37.068cm" svg:y="102.219cm">
          <text:p text:style-name="P2"><text:span text:style-name="T1">Последствия сильных транквилизаторов.</text:span></text:p>
          <text:p text:style-name="P2"><text:span text:style-name="T1">Посиди немного, принесу воды и поесть. </text:span></text:p>
          <text:p text:style-name="P2"><text:span text:style-name="T1">Тебе нужны силы. Я быстро.</text:span></text:p>
          <draw:enhanced-geometry svg:viewBox="0 0 21600 21600" draw:type="rectangle" draw:enhanced-path="M 0 0 L 21600 0 21600 21600 0 21600 0 0 Z N"/>
        </draw:custom-shape>
        <draw:custom-shape draw:style-name="gr20" draw:text-style-name="P4" xml:id="id91" draw:id="id91" draw:layer="layout" svg:width="4.953cm" svg:height="0.508cm" svg:x="37.068cm" svg:y="101.711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xml:id="id34" draw:id="id34" draw:layer="layout" svg:width="10.16cm" svg:height="1.524cm" svg:x="35.417cm" svg:y="104.378cm">
          <text:p text:style-name="P2"><text:span text:style-name="T1">Вы с трудом сидите.</text:span></text:p>
          <text:p text:style-name="P2"><text:span text:style-name="T1">Спустя десять минут Агата возвращается в палату с едой и стаканом воды.</text:span></text:p>
          <text:p text:style-name="P2"><text:span text:style-name="T1">Она медленно кормит Вас и даёт пит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35" draw:id="id35">
          <draw:custom-shape draw:style-name="gr4" draw:text-style-name="P3" draw:layer="layout" svg:width="5.842cm" svg:height="1.016cm" svg:x="37.57cm" svg:y="107.68cm">
            <text:p text:style-name="P2"><text:span text:style-name="T1">А теперь ложись.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4" draw:layer="layout" svg:width="4.953cm" svg:height="0.508cm" svg:x="37.57cm" svg:y="107.172cm">
            <text:p text:style-name="P2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onnector draw:style-name="gr7" draw:text-style-name="P2" draw:layer="layout" svg:x1="40.497cm" svg:y1="105.902cm" svg:x2="40.491cm" svg:y2="107.172cm" draw:start-shape="id34" draw:start-glue-point="2" draw:end-shape="id35" draw:end-glue-point="0" svg:d="M40497 105902v635h-6v635" svg:viewBox="0 0 7 1271">
          <text:p/>
        </draw:connector>
        <draw:custom-shape draw:style-name="gr29" draw:text-style-name="P3" draw:layer="layout" svg:width="5.715cm" svg:height="1.016cm" svg:x="33.252cm" svg:y="110.347cm">
          <text:p text:style-name="P2"><text:span text:style-name="T1">Вы опять привяжите меня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6" draw:id="id36" draw:layer="layout" svg:width="1.397cm" svg:height="0.508cm" svg:x="33.252cm" svg:y="109.839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37.57cm" svg:y1="107.934cm" svg:x2="33.95cm" svg:y2="109.839cm" draw:start-shape="id35" draw:start-glue-point="3" draw:end-shape="id36" draw:end-glue-point="0" svg:d="M37570 107934h-3620v1905" svg:viewBox="0 0 3621 1906">
          <text:p/>
        </draw:connector>
        <draw:custom-shape draw:style-name="gr33" draw:text-style-name="P3" draw:layer="layout" svg:width="8.763cm" svg:height="1.143cm" svg:x="31.728cm" svg:y="114.157cm">
          <text:p text:style-name="P2"><text:span text:style-name="T1"><text:s/></text:span><text:span text:style-name="T1">Извини, таковы правила. Но не переживай. </text:span></text:p>
          <text:p text:style-name="P2"><text:span text:style-name="T1">Утром я тебя отвяжу. Конечно если будешь вести себя хорошо.</text:span></text:p>
          <text:p text:style-name="P2"><text:span text:style-name="T1">Договорились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4" xml:id="id54" draw:id="id54" draw:layer="layout" svg:width="4.953cm" svg:height="0.508cm" svg:x="31.728cm" svg:y="113.649cm">
          <text:p text:style-name="P2"><text:span text:style-name="T1">МЕДСЕСТРА АГАТА СТОУН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" draw:layer="layout" svg:width="5.715cm" svg:height="1.016cm" svg:x="31.855cm" svg:y="117.078cm">
          <text:p text:style-name="P2"><text:span text:style-name="T1">Да. Похоже у меня нет выбор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397cm" svg:height="0.508cm" svg:x="31.855cm" svg:y="116.57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36.109cm" svg:y1="115.3cm" svg:x2="32.553cm" svg:y2="116.57cm" svg:d="M36109 115300h-1778v1270h-1778" svg:viewBox="0 0 3557 1271">
          <text:p/>
        </draw:connector>
        <draw:custom-shape draw:style-name="gr34" draw:text-style-name="P9" xml:id="id37" draw:id="id37" draw:layer="layout" svg:width="8.763cm" svg:height="1.651cm" svg:x="32.109cm" svg:y="119.872cm">
          <text:p text:style-name="P2"><text:span text:style-name="T1">Медленно ложитесь и санитары фиксируют Ваши ноги и руки.</text:span></text:p>
          <text:p text:style-name="P2"><text:span text:style-name="T1">В это время Агата набирает в шприц седативное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" draw:layer="layout" svg:width="5.715cm" svg:height="1.016cm" svg:x="30.966cm" svg:y="123.555cm">
          <text:p text:style-name="P2"><text:span text:style-name="T1">Пожалуйста, можно без лекарств?</text:span></text:p>
          <text:p text:style-name="P2"><text:span text:style-name="T1">Мне будет ещё хуже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397cm" svg:height="0.508cm" svg:x="30.966cm" svg:y="123.047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36.49cm" svg:y1="121.523cm" svg:x2="31.664cm" svg:y2="123.047cm" draw:start-shape="id37" draw:start-glue-point="2" svg:d="M36490 121523v1012h-4826v512" svg:viewBox="0 0 4827 1525">
          <text:p/>
        </draw:connector>
        <draw:custom-shape draw:style-name="gr35" draw:text-style-name="P3" xml:id="id38" draw:id="id38" draw:layer="layout" svg:width="6.731cm" svg:height="1.451cm" svg:x="29.696cm" svg:y="127.311cm">
          <text:p text:style-name="P2"><text:span text:style-name="T1">Распоряжение твоего лечащего врача. </text:span></text:p>
          <text:p text:style-name="P2"><text:span text:style-name="T1">Не беспокойся, всё будет хорошо.</text:span></text:p>
          <text:p text:style-name="P2"><text:span text:style-name="T1">Это лёгкие седативные. </text:span></text:p>
          <text:p text:style-name="P2"><text:span text:style-name="T1">Ты отдохнёш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4" draw:layer="layout" svg:width="4.953cm" svg:height="0.581cm" svg:x="29.696cm" svg:y="126.73cm">
          <text:p text:style-name="P2"><text:span text:style-name="T1">МЕДСЕСТРА АГАТА СТОУН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9" xml:id="id39" draw:id="id39" draw:layer="layout" svg:width="6.858cm" svg:height="1.524cm" svg:x="29.575cm" svg:y="130.159cm">
          <text:p text:style-name="P2"><text:span text:style-name="T1">Агата осторожно делает укол в Ваше плечо.</text:span></text:p>
          <text:p text:style-name="P2"><text:span text:style-name="T1">Санитары и медсестра выходят из палаты,</text:span></text:p>
          <text:p text:style-name="P2"><text:span text:style-name="T1">оставляя Вас наедине с собой в ожидании сн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33.061cm" svg:y1="128.762cm" svg:x2="33.004cm" svg:y2="130.159cm" draw:start-shape="id38" draw:start-glue-point="2" draw:end-shape="id39" draw:end-glue-point="0" svg:d="M33061 128762v698h-57v699" svg:viewBox="0 0 58 1398">
          <text:p/>
        </draw:connector>
        <draw:connector draw:style-name="gr7" draw:text-style-name="P2" draw:layer="layout" svg:x1="148.066cm" svg:y1="6.08cm" svg:x2="148.066cm" svg:y2="6.588cm" draw:start-shape="id40" draw:start-glue-point="2" draw:end-shape="id41" draw:end-glue-point="0" svg:d="M148066 6080v508" svg:viewBox="0 0 1 509">
          <text:p/>
        </draw:connector>
        <draw:connector draw:style-name="gr7" draw:text-style-name="P2" draw:layer="layout" svg:x1="148.066cm" svg:y1="8.112cm" svg:x2="148.017cm" svg:y2="8.62cm" draw:start-shape="id41" draw:start-glue-point="2" draw:end-shape="id6" draw:end-glue-point="0" svg:d="M148066 8112v254h-49v254" svg:viewBox="0 0 50 509">
          <text:p/>
        </draw:connector>
        <draw:frame draw:style-name="gr38" draw:text-style-name="P10" draw:layer="layout" svg:width="9.371cm" svg:height="0.962cm" svg:x="108.696cm" svg:y="15.859cm">
          <draw:text-box>
            <text:p><text:span text:style-name="T3">Вопрос про английские имена</text:span></text:p>
          </draw:text-box>
        </draw:frame>
        <draw:custom-shape draw:style-name="gr6" draw:text-style-name="P6" xml:id="id42" draw:id="id42" draw:layer="layout" svg:width="2.032cm" svg:height="0.508cm" svg:x="137.144cm" svg:y="14.208cm">
          <text:p text:style-name="P2"><text:span text:style-name="T2">WhoAreYo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6" xml:id="id12" draw:id="id12" draw:layer="layout" svg:width="2.794cm" svg:height="0.508cm" svg:x="126.603cm" svg:y="20.05cm">
          <text:p text:style-name="P2"><text:span text:style-name="T2">MayBeHospit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6" xml:id="id16" draw:id="id16" draw:layer="layout" svg:width="2.286cm" svg:height="0.508cm" svg:x="112.76cm" svg:y="24.622cm">
          <text:p text:style-name="P2"><text:span text:style-name="T2">WhoAl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6" xml:id="id22" draw:id="id22" draw:layer="layout" svg:width="2.286cm" svg:height="0.508cm" svg:x="99.806cm" svg:y="36.052cm">
          <text:p text:style-name="P2"><text:span text:style-name="T2">NotAl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6" xml:id="id25" draw:id="id25" draw:layer="layout" svg:width="2.54cm" svg:height="0.508cm" svg:x="91.551cm" svg:y="41.259cm">
          <text:p text:style-name="P2"><text:span text:style-name="T2">WhyCantMo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1" draw:layer="layout" svg:width="2.54cm" svg:height="0.508cm" svg:x="80.629cm" svg:y="46.339cm">
          <text:p text:style-name="P2"><text:span text:style-name="T2">NotDangero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7.144cm" svg:y1="14.462cm" svg:x2="130.222cm" svg:y2="15.732cm" draw:start-shape="id42" draw:start-glue-point="3" draw:end-shape="id43" draw:end-glue-point="0" svg:d="M137144 14462h-6922v1270" svg:viewBox="0 0 6923 1271">
          <text:p/>
        </draw:connector>
        <draw:custom-shape draw:style-name="gr43" draw:text-style-name="P11" draw:layer="layout" svg:width="2.921cm" svg:height="0.508cm" svg:x="67.421cm" svg:y="53.705cm">
          <text:p text:style-name="P2"><text:span text:style-name="T2">PleaseNeedToil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xml:id="id44" draw:id="id44" draw:layer="layout" svg:width="3.81cm" svg:height="0.762cm" svg:x="137.906cm" svg:y="7.985cm">
          <text:p text:style-name="P2"><text:span text:style-name="T1">Добавляет портреты</text:span></text:p>
          <text:p text:style-name="P2"><text:span text:style-name="T1">неизвестных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42.937cm" svg:y1="10.08cm" svg:x2="141.716cm" svg:y2="8.366cm" draw:start-shape="id6" draw:start-glue-point="3" draw:end-shape="id44" draw:end-glue-point="1" svg:d="M142937 10080l-1221-1714" svg:viewBox="0 0 1222 1715">
          <text:p/>
        </draw:connector>
        <draw:custom-shape draw:style-name="gr44" draw:text-style-name="P7" xml:id="id45" draw:id="id45" draw:layer="layout" svg:width="4.064cm" svg:height="0.762cm" svg:x="122.666cm" svg:y="16.367cm">
          <text:p text:style-name="P2"><text:span text:style-name="T1">Обновляет данные портрет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28cm" svg:y1="16.748cm" svg:x2="126.73cm" svg:y2="16.748cm" draw:start-shape="id10" draw:start-glue-point="3" draw:end-shape="id45" draw:end-glue-point="1" svg:d="M128000 16748h-1270" svg:viewBox="0 0 1271 1">
          <text:p/>
        </draw:connector>
        <draw:frame draw:style-name="gr45" draw:text-style-name="P1" draw:layer="layout" svg:width="7.297cm" svg:height="0.962cm" svg:x="144.129cm" svg:y="2.651cm">
          <draw:text-box>
            <text:p>Сцена 1. Пробуждение</text:p>
          </draw:text-box>
        </draw:frame>
        <draw:custom-shape draw:style-name="gr46" draw:text-style-name="P9" xml:id="id51" draw:id="id51" draw:layer="layout" svg:width="10.287cm" svg:height="1.143cm" svg:x="56.372cm" svg:y="57.007cm">
          <text:p text:style-name="P2"><text:span text:style-name="T1">Агата ненадолго выходит из палаты и возвращается с двумя санитарами.</text:span></text:p>
          <text:p text:style-name="P2"><text:span text:style-name="T1">Вместе они отвязывают Вас. 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50" draw:id="id50">
          <draw:custom-shape draw:style-name="gr4" draw:text-style-name="P3" draw:layer="layout" svg:width="5.842cm" svg:height="1.016cm" svg:x="58.404cm" svg:y="59.42cm">
            <text:p text:style-name="P2"><text:span text:style-name="T1">Попробуй встать. Не торопись.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4" draw:layer="layout" svg:width="4.953cm" svg:height="0.508cm" svg:x="58.404cm" svg:y="58.912cm">
            <text:p text:style-name="P2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ustom-shape draw:style-name="gr47" draw:text-style-name="P9" xml:id="id49" draw:id="id49" draw:layer="layout" svg:width="8.509cm" svg:height="1.143cm" svg:x="57.642cm" svg:y="61.071cm">
          <text:p text:style-name="P2"><text:span text:style-name="T1">Встаёте и пытаетесь идти, но с первым же шагом понимаете,</text:span></text:p>
          <text:p text:style-name="P2"><text:span text:style-name="T1">Что сами не дойдёте. Вас трясёт от слабости.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47" draw:id="id47">
          <draw:custom-shape draw:style-name="gr4" draw:text-style-name="P3" draw:layer="layout" svg:width="5.842cm" svg:height="1.016cm" svg:x="58.658cm" svg:y="63.611cm">
            <text:p text:style-name="P2"><text:span text:style-name="T1">Помогите ей.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4" draw:layer="layout" svg:width="4.953cm" svg:height="0.508cm" svg:x="58.658cm" svg:y="63.103cm">
            <text:p text:style-name="P2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ustom-shape draw:style-name="gr48" draw:text-style-name="P9" xml:id="id48" draw:id="id48" draw:layer="layout" svg:width="11.303cm" svg:height="1.27cm" svg:x="56.245cm" svg:y="65.389cm">
          <text:p text:style-name="P2"><text:span text:style-name="T1">Санитары берут Вас под руки, что бы не упали и медленно выводят из платы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5.842cm" svg:height="1.016cm" svg:x="49.006cm" svg:y="90.789cm">
          <text:p text:style-name="P2"><text:span text:style-name="T1">Я тебе помогу.</text:span></text:p>
          <draw:enhanced-geometry svg:viewBox="0 0 21600 21600" draw:type="rectangle" draw:enhanced-path="M 0 0 L 21600 0 21600 21600 0 21600 0 0 Z N"/>
        </draw:custom-shape>
        <draw:custom-shape draw:style-name="gr20" draw:text-style-name="P4" xml:id="id89" draw:id="id89" draw:layer="layout" svg:width="4.953cm" svg:height="0.508cm" svg:x="49.006cm" svg:y="90.281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ustom-shape draw:style-name="gr49" draw:text-style-name="P9" xml:id="id46" draw:id="id46" draw:layer="layout" svg:width="10.414cm" svg:height="2.413cm" svg:x="44.682cm" svg:y="94.345cm">
          <text:p text:style-name="P2"><text:span text:style-name="T1">Медсестра помогает Вам с больничной одеждой, </text:span></text:p>
          <text:p text:style-name="P2"><text:span text:style-name="T1">усаживает и даёт время справить нужду.</text:span></text:p>
          <text:p text:style-name="P12"><text:span text:style-name="T1">После того как Вы заканчиваете и Агата помогает одеться, </text:span></text:p>
          <text:p text:style-name="P12"><text:span text:style-name="T1">двое санитаров отводят Вас обратно в палату.</text:span></text:p>
          <text:p text:style-name="P2"><text:span text:style-name="T1">Помогают сесть на больничную кроват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51.927cm" svg:y1="91.805cm" svg:x2="49.889cm" svg:y2="94.345cm" draw:end-shape="id46" draw:end-glue-point="0" svg:d="M51927 91805v1019h-2038v1521" svg:viewBox="0 0 2039 2541">
          <text:p/>
        </draw:connector>
        <draw:connector draw:style-name="gr7" draw:text-style-name="P2" draw:layer="layout" svg:x1="61.579cm" svg:y1="64.627cm" svg:x2="61.896cm" svg:y2="65.389cm" draw:start-shape="id47" draw:start-glue-point="2" draw:end-shape="id48" draw:end-glue-point="0" svg:d="M61579 64627v381h317v381" svg:viewBox="0 0 318 763">
          <text:p/>
        </draw:connector>
        <draw:connector draw:style-name="gr7" draw:text-style-name="P2" draw:layer="layout" svg:x1="61.896cm" svg:y1="62.214cm" svg:x2="61.579cm" svg:y2="63.103cm" draw:start-shape="id49" draw:start-glue-point="2" draw:end-shape="id47" draw:end-glue-point="0" svg:d="M61896 62214v444h-317v445" svg:viewBox="0 0 318 890">
          <text:p/>
        </draw:connector>
        <draw:connector draw:style-name="gr7" draw:text-style-name="P2" draw:layer="layout" svg:x1="61.325cm" svg:y1="60.436cm" svg:x2="61.896cm" svg:y2="61.071cm" draw:start-shape="id50" draw:start-glue-point="2" draw:end-shape="id49" draw:end-glue-point="0" svg:d="M61325 60436v317h571v318" svg:viewBox="0 0 572 636">
          <text:p/>
        </draw:connector>
        <draw:connector draw:style-name="gr7" draw:text-style-name="P2" draw:layer="layout" svg:x1="61.515cm" svg:y1="58.15cm" svg:x2="61.325cm" svg:y2="58.912cm" draw:start-shape="id51" draw:start-glue-point="2" draw:end-shape="id50" draw:end-glue-point="0" svg:d="M61515 58150v381h-190v381" svg:viewBox="0 0 191 763">
          <text:p/>
        </draw:connector>
        <draw:connector draw:style-name="gr7" draw:text-style-name="P2" draw:layer="layout" svg:x1="64.246cm" svg:y1="55.991cm" svg:x2="61.515cm" svg:y2="57.007cm" draw:start-shape="id52" draw:start-glue-point="2" draw:end-shape="id51" svg:d="M64246 55991v508h-2731v508" svg:viewBox="0 0 2732 1017">
          <text:p/>
        </draw:connector>
        <draw:custom-shape draw:style-name="gr43" draw:text-style-name="P11" xml:id="id53" draw:id="id53" draw:layer="layout" svg:width="2.921cm" svg:height="0.508cm" svg:x="33.252cm" svg:y="111.363cm">
          <text:p text:style-name="P2"><text:span text:style-name="T2">YouTie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33.252cm" svg:y1="111.617cm" svg:x2="34.204cm" svg:y2="113.649cm" draw:start-shape="id53" draw:start-glue-point="3" draw:end-shape="id54" draw:end-glue-point="0" svg:d="M33252 111617h-502v1143h1454v889" svg:viewBox="0 0 1455 2033">
          <text:p/>
        </draw:connector>
        <draw:custom-shape draw:style-name="gr43" draw:text-style-name="P11" xml:id="id55" draw:id="id55" draw:layer="layout" svg:width="2.921cm" svg:height="0.508cm" svg:x="31.855cm" svg:y="118.094cm">
          <text:p text:style-name="P2"><text:span text:style-name="T2">YesNoChoi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31.855cm" svg:y1="118.348cm" svg:x2="32.109cm" svg:y2="120.697cm" draw:start-shape="id55" draw:start-glue-point="3" draw:end-shape="id37" draw:end-glue-point="3" svg:d="M31855 118348h-502v2349h756" svg:viewBox="0 0 757 2350">
          <text:p/>
        </draw:connector>
        <draw:custom-shape draw:style-name="gr43" draw:text-style-name="P11" xml:id="id56" draw:id="id56" draw:layer="layout" svg:width="2.921cm" svg:height="0.508cm" svg:x="30.966cm" svg:y="124.571cm">
          <text:p text:style-name="P2"><text:span text:style-name="T2">NoDrugsPle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30.966cm" svg:y1="124.825cm" svg:x2="29.696cm" svg:y2="128.036cm" draw:start-shape="id56" draw:start-glue-point="3" draw:end-shape="id38" draw:end-glue-point="3" svg:d="M30966 124825h-1772v3211h502" svg:viewBox="0 0 1773 3212">
          <text:p/>
        </draw:connector>
        <draw:custom-shape draw:style-name="gr6" draw:text-style-name="P6" xml:id="id57" draw:id="id57" draw:layer="layout" svg:width="2.032cm" svg:height="0.508cm" svg:x="141.208cm" svg:y="14.208cm">
          <text:p text:style-name="P2"><text:span text:style-name="T2">WhyMyLe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" xml:id="id59" draw:id="id59" draw:layer="layout" svg:width="8.128cm" svg:height="1.143cm" svg:x="140.7cm" svg:y="16.367cm">
          <text:p text:style-name="P2"><text:span text:style-name="T1">Ты представляла опасность для себя и окружающих. </text:span></text:p>
          <text:p text:style-name="P2"><text:span text:style-name="T1">Нам пришлось обездвижить тебя.</text:span></text:p>
          <text:p text:style-name="P2"><text:span text:style-name="T1"><text:s/></text:span><text:span text:style-name="T1">Будешь хорошо себя вести и я отвяжу тебя завтра.</text:span></text:p>
          <draw:enhanced-geometry svg:viewBox="0 0 21600 21600" draw:type="rectangle" draw:enhanced-path="M 0 0 L 21600 0 21600 21600 0 21600 0 0 Z N"/>
        </draw:custom-shape>
        <draw:custom-shape draw:style-name="gr20" draw:text-style-name="P4" xml:id="id58" draw:id="id58" draw:layer="layout" svg:width="4.953cm" svg:height="0.508cm" svg:x="140.7cm" svg:y="15.859cm">
          <text:p text:style-name="P2"><text:span text:style-name="T1">ВТОРАЯ НЕИЗВЕСТНА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2.224cm" svg:y1="14.716cm" svg:x2="143.176cm" svg:y2="15.859cm" draw:start-shape="id57" draw:start-glue-point="2" draw:end-shape="id58" draw:end-glue-point="0" svg:d="M142224 14716v572h952v571" svg:viewBox="0 0 953 1144">
          <text:p/>
        </draw:connector>
        <draw:custom-shape draw:style-name="gr50" draw:text-style-name="P3" draw:layer="layout" svg:width="3.302cm" svg:height="1.016cm" svg:x="139.049cm" svg:y="19.288cm">
          <text:p text:style-name="P2"><text:span text:style-name="T1">Кто Вы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60" draw:id="id60" draw:layer="layout" svg:width="1.397cm" svg:height="0.508cm" svg:x="139.049cm" svg:y="18.7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61" draw:id="id61" draw:layer="layout" svg:width="2.032cm" svg:height="0.508cm" svg:x="139.049cm" svg:y="20.304cm">
          <text:p text:style-name="P2"><text:span text:style-name="T2">WhoAreYo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0.7cm" svg:y1="16.938cm" svg:x2="139.747cm" svg:y2="18.78cm" draw:start-shape="id59" draw:start-glue-point="3" draw:end-shape="id60" draw:end-glue-point="0" svg:d="M140700 16938h-953v1842" svg:viewBox="0 0 954 1843">
          <text:p/>
        </draw:connector>
        <draw:connector draw:style-name="gr7" draw:text-style-name="P2" draw:layer="layout" svg:x1="139.049cm" svg:y1="20.558cm" svg:x2="137.906cm" svg:y2="16.748cm" draw:start-shape="id61" draw:start-glue-point="3" draw:end-shape="id10" draw:end-glue-point="1" svg:d="M139049 20558h-571v-3810h-572" svg:viewBox="0 0 1144 3811">
          <text:p/>
        </draw:connector>
        <draw:custom-shape draw:style-name="gr51" draw:text-style-name="P3" draw:layer="layout" svg:width="6.35cm" svg:height="1.016cm" svg:x="143.621cm" svg:y="19.161cm">
          <text:p text:style-name="P2"><text:span text:style-name="T1">Это какой то бред. Отвяжите меня сейчас же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62" draw:id="id62" draw:layer="layout" svg:width="1.397cm" svg:height="0.508cm" svg:x="143.621cm" svg:y="18.65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64" draw:id="id64" draw:layer="layout" svg:width="2.032cm" svg:height="0.508cm" svg:x="143.621cm" svg:y="20.177cm">
          <text:p text:style-name="P2"><text:span text:style-name="T2">Bullsh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" draw:layer="layout" svg:width="6.35cm" svg:height="1.016cm" svg:x="151.241cm" svg:y="19.161cm">
          <text:p text:style-name="P2"><text:span text:style-name="T1">[Кричать] Помогите!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63" draw:id="id63" draw:layer="layout" svg:width="1.397cm" svg:height="0.508cm" svg:x="151.241cm" svg:y="18.65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0.508cm" svg:x="151.241cm" svg:y="20.177cm">
          <text:p text:style-name="P2"><text:span text:style-name="T2">Help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4.764cm" svg:y1="17.51cm" svg:x2="144.319cm" svg:y2="18.653cm" draw:start-shape="id59" draw:start-glue-point="2" draw:end-shape="id62" draw:end-glue-point="0" svg:d="M144764 17510v571h-445v572" svg:viewBox="0 0 446 1144">
          <text:p/>
        </draw:connector>
        <draw:connector draw:style-name="gr7" draw:text-style-name="P2" draw:layer="layout" svg:x1="148.828cm" svg:y1="16.938cm" svg:x2="151.939cm" svg:y2="18.653cm" draw:start-shape="id59" draw:start-glue-point="1" draw:end-shape="id63" draw:end-glue-point="0" svg:d="M148828 16938h3111v1715" svg:viewBox="0 0 3112 1716">
          <text:p/>
        </draw:connector>
        <draw:custom-shape draw:style-name="gr52" draw:text-style-name="P3" xml:id="id67" draw:id="id67" draw:layer="layout" svg:width="7.62cm" svg:height="0.889cm" svg:x="142.097cm" svg:y="22.59cm">
          <text:p text:style-name="P2"><text:span text:style-name="T1">Пожалуйста, успокойся. Мы не причиним, тебе вреда.</text:span></text:p>
          <draw:enhanced-geometry svg:viewBox="0 0 21600 21600" draw:type="rectangle" draw:enhanced-path="M 0 0 L 21600 0 21600 21600 0 21600 0 0 Z N"/>
        </draw:custom-shape>
        <draw:custom-shape draw:style-name="gr20" draw:text-style-name="P4" xml:id="id65" draw:id="id65" draw:layer="layout" svg:width="4.953cm" svg:height="0.508cm" svg:x="142.097cm" svg:y="22.082cm">
          <text:p text:style-name="P2"><text:span text:style-name="T1">ПЕРВАЯ НЕИЗВЕСТНА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4.637cm" svg:y1="20.685cm" svg:x2="144.573cm" svg:y2="22.082cm" draw:start-shape="id64" draw:start-glue-point="2" draw:end-shape="id65" draw:end-glue-point="0" svg:d="M144637 20685v699h-64v698" svg:viewBox="0 0 65 1398">
          <text:p/>
        </draw:connector>
        <draw:custom-shape draw:style-name="gr50" draw:text-style-name="P3" draw:layer="layout" svg:width="3.302cm" svg:height="1.016cm" svg:x="137.398cm" svg:y="24.495cm">
          <text:p text:style-name="P2"><text:span text:style-name="T1">Кто Вы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68" draw:id="id68" draw:layer="layout" svg:width="1.397cm" svg:height="0.508cm" svg:x="137.398cm" svg:y="23.98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66" draw:id="id66" draw:layer="layout" svg:width="2.032cm" svg:height="0.508cm" svg:x="137.398cm" svg:y="25.511cm">
          <text:p text:style-name="P2"><text:span text:style-name="T2">WhoAreYo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7.398cm" svg:y1="25.765cm" svg:x2="132.953cm" svg:y2="17.256cm" draw:start-shape="id66" draw:start-glue-point="3" draw:end-shape="id10" draw:end-glue-point="2" svg:d="M137398 25765h-4445v-8509" svg:viewBox="0 0 4446 8510">
          <text:p/>
        </draw:connector>
        <draw:custom-shape draw:style-name="gr53" draw:text-style-name="P3" draw:layer="layout" svg:width="6.223cm" svg:height="1.016cm" svg:x="143.24cm" svg:y="25.511cm">
          <text:p text:style-name="P2"><text:span text:style-name="T1">[Раздраженно] Как я могу успокоится? </text:span></text:p>
          <text:p text:style-name="P2"><text:span text:style-name="T1">Кто Вы такие?</text:span></text:p>
          <text:p text:style-name="P2"><text:span text:style-name="T1">Это похищение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69" draw:id="id69" draw:layer="layout" svg:width="1.397cm" svg:height="0.508cm" svg:x="143.24cm" svg:y="25.00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70" draw:id="id70" draw:layer="layout" svg:width="2.032cm" svg:height="0.508cm" svg:x="143.24cm" svg:y="26.527cm">
          <text:p text:style-name="P2"><text:span text:style-name="T2">IsKidnapp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2.097cm" svg:y1="23.034cm" svg:x2="138.096cm" svg:y2="23.987cm" draw:start-shape="id67" draw:start-glue-point="3" draw:end-shape="id68" draw:end-glue-point="0" svg:d="M142097 23034h-4001v953" svg:viewBox="0 0 4002 954">
          <text:p/>
        </draw:connector>
        <draw:connector draw:style-name="gr7" draw:text-style-name="P2" draw:layer="layout" svg:x1="145.907cm" svg:y1="23.479cm" svg:x2="143.938cm" svg:y2="25.003cm" draw:start-shape="id67" draw:start-glue-point="2" draw:end-shape="id69" draw:end-glue-point="0" svg:d="M145907 23479v762h-1969v762" svg:viewBox="0 0 1970 1525">
          <text:p/>
        </draw:connector>
        <draw:connector draw:style-name="gr7" draw:text-style-name="P2" draw:layer="layout" svg:x1="143.24cm" svg:y1="26.781cm" svg:x2="132.953cm" svg:y2="17.256cm" draw:start-shape="id70" draw:start-glue-point="3" draw:end-shape="id10" draw:end-glue-point="2" svg:d="M143240 26781h-10287v-9525" svg:viewBox="0 0 10288 9526">
          <text:p/>
        </draw:connector>
        <draw:custom-shape draw:style-name="gr54" draw:text-style-name="P3" draw:layer="layout" svg:width="4.826cm" svg:height="1.016cm" svg:x="161.02cm" svg:y="22.463cm">
          <text:p text:style-name="P2"><text:span text:style-name="T1">[Кричать] Продолжать кричать!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397cm" svg:height="0.508cm" svg:x="161.02cm" svg:y="21.95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0.508cm" svg:x="161.02cm" svg:y="23.479cm">
          <text:p text:style-name="P2"><text:span text:style-name="T2">HelpMeAg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3" draw:layer="layout" svg:width="4.826cm" svg:height="1.016cm" svg:x="150.352cm" svg:y="25.511cm">
          <text:p text:style-name="P2"><text:span text:style-name="T1">[Кричать] Отвяжите, немедленно,</text:span></text:p>
          <text:p text:style-name="P2"><text:span text:style-name="T1">мать вашу!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397cm" svg:height="0.508cm" svg:x="150.352cm" svg:y="25.00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0.508cm" svg:x="150.352cm" svg:y="26.527cm">
          <text:p text:style-name="P2"><text:span text:style-name="T2">HelpMeAg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3" draw:layer="layout" svg:width="3.175cm" svg:height="1.016cm" svg:x="59.801cm" svg:y="69.072cm">
          <text:p text:style-name="P2"><text:span text:style-name="T1">Оглядется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73" draw:id="id73" draw:layer="layout" svg:width="1.397cm" svg:height="0.508cm" svg:x="59.801cm" svg:y="68.564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1" xml:id="id71" draw:id="id71" draw:layer="layout" svg:width="2.921cm" svg:height="0.508cm" svg:x="59.801cm" svg:y="70.088cm">
          <text:p text:style-name="P2"><text:span text:style-name="T2">LookArou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13" xml:id="id77" draw:id="id77" draw:layer="layout" svg:width="6.731cm" svg:height="1.524cm" svg:x="52.816cm" svg:y="79.232cm">
          <text:p text:style-name="P2"><text:span text:style-name="T1">Вас заводят в туалет. </text:span></text:p>
          <text:p text:style-name="P2"><text:span text:style-name="T1">Видите кабинки и раковины.</text:span></text:p>
          <text:p text:style-name="P2"><text:span text:style-name="T1">Санитары помогают зайти в свободную кабинку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13" xml:id="id72" draw:id="id72" draw:layer="layout" svg:width="9.525cm" svg:height="2.286cm" svg:x="56.753cm" svg:y="71.612cm">
          <text:p text:style-name="P12"><text:span text:style-name="T1">Вы оглядываетесь вокруг себя.</text:span></text:p>
          <text:p text:style-name="P12"><text:span text:style-name="T1">По обе стороны от Вас длинный коридор с дверьми.</text:span></text:p>
          <text:p text:style-name="P12"><text:span text:style-name="T1">В коридоре стоят люди в больничной одежде. </text:span></text:p>
          <text:p text:style-name="P12"><text:span text:style-name="T1">Увидев Вас они на некоторое время смотрят, как Вас ведут под руки.</text:span></text:p>
          <text:p text:style-name="P12"><text:span text:style-name="T1">Слышите как люди переговариваются. Кто то смеётся.</text:span></text:p>
          <text:p text:style-name="P12"><text:span text:style-name="T1">Вам слышится: «Буйную повели»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61.261cm" svg:y1="70.596cm" svg:x2="61.515cm" svg:y2="71.612cm" draw:start-shape="id71" draw:start-glue-point="2" draw:end-shape="id72" draw:end-glue-point="0" svg:d="M61261 70596v508h254v508" svg:viewBox="0 0 255 1017">
          <text:p/>
        </draw:connector>
        <draw:connector draw:style-name="gr7" draw:text-style-name="P2" draw:layer="layout" svg:x1="61.896cm" svg:y1="66.659cm" svg:x2="60.499cm" svg:y2="68.564cm" draw:start-shape="id48" draw:start-glue-point="2" draw:end-shape="id73" draw:end-glue-point="0" svg:d="M61896 66659v953h-1397v952" svg:viewBox="0 0 1398 1906">
          <text:p/>
        </draw:connector>
        <draw:custom-shape draw:style-name="gr21" draw:text-style-name="P3" draw:layer="layout" svg:width="3.175cm" svg:height="1.016cm" svg:x="54.721cm" svg:y="75.676cm">
          <text:p text:style-name="P2"><text:span text:style-name="T1">Продолжить идти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74" draw:id="id74" draw:layer="layout" svg:width="1.397cm" svg:height="0.508cm" svg:x="54.721cm" svg:y="75.168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1" xml:id="id76" draw:id="id76" draw:layer="layout" svg:width="2.921cm" svg:height="0.508cm" svg:x="54.721cm" svg:y="76.692cm">
          <text:p text:style-name="P2"><text:span text:style-name="T2">GoForwa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61.515cm" svg:y1="73.898cm" svg:x2="55.419cm" svg:y2="75.168cm" draw:start-shape="id72" draw:start-glue-point="2" draw:end-shape="id74" draw:end-glue-point="0" svg:d="M61515 73898v635h-6096v635" svg:viewBox="0 0 6097 1271">
          <text:p/>
        </draw:connector>
        <draw:custom-shape draw:style-name="gr21" draw:text-style-name="P3" draw:layer="layout" svg:width="3.175cm" svg:height="1.016cm" svg:x="60.817cm" svg:y="75.549cm">
          <text:p text:style-name="P2"><text:span text:style-name="T1">Попытатся сбежать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75" draw:id="id75" draw:layer="layout" svg:width="1.397cm" svg:height="0.508cm" svg:x="60.817cm" svg:y="75.041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1" xml:id="id78" draw:id="id78" draw:layer="layout" svg:width="2.921cm" svg:height="0.508cm" svg:x="60.817cm" svg:y="76.565cm">
          <text:p text:style-name="P2"><text:span text:style-name="T2">TryEsca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61.515cm" svg:y1="73.898cm" svg:x2="61.515cm" svg:y2="75.041cm" draw:start-shape="id72" draw:start-glue-point="2" draw:end-shape="id75" draw:end-glue-point="0" svg:d="M61515 73898v1143" svg:viewBox="0 0 1 1144">
          <text:p/>
        </draw:connector>
        <draw:connector draw:style-name="gr7" draw:text-style-name="P2" draw:layer="layout" svg:x1="56.181cm" svg:y1="77.2cm" svg:x2="56.181cm" svg:y2="79.232cm" draw:start-shape="id76" draw:start-glue-point="2" draw:end-shape="id77" draw:end-glue-point="0" svg:d="M56181 77200v2032" svg:viewBox="0 0 1 2033">
          <text:p/>
        </draw:connector>
        <draw:custom-shape draw:style-name="gr57" draw:text-style-name="P13" xml:id="id79" draw:id="id79" draw:layer="layout" svg:width="8.255cm" svg:height="1.27cm" svg:x="61.452cm" svg:y="78.47cm">
          <text:p text:style-name="P2"><text:span text:style-name="T1">Вы пытаетесь вырваться, но санитары крепко Вас держат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62.277cm" svg:y1="77.073cm" svg:x2="65.579cm" svg:y2="78.47cm" draw:start-shape="id78" draw:start-glue-point="2" draw:end-shape="id79" draw:end-glue-point="0" svg:d="M62277 77073v699h3302v698" svg:viewBox="0 0 3303 1398">
          <text:p/>
        </draw:connector>
        <draw:g xml:id="id80" draw:id="id80">
          <draw:custom-shape draw:style-name="gr58" draw:text-style-name="P3" draw:layer="layout" svg:width="7.747cm" svg:height="1.016cm" svg:x="61.96cm" svg:y="81.391cm">
            <text:p text:style-name="P2"><text:span text:style-name="T1">Элис, не глупи. </text:span></text:p>
            <text:p text:style-name="P2"><text:span text:style-name="T1">Мне не хочется этого делать, </text:span></text:p>
            <text:p text:style-name="P2"><text:span text:style-name="T1">но если ты не прекратишь то вернёшься в палату.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4" draw:layer="layout" svg:width="4.953cm" svg:height="0.508cm" svg:x="61.96cm" svg:y="80.883cm">
            <text:p text:style-name="P2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onnector draw:style-name="gr7" draw:text-style-name="P2" draw:layer="layout" svg:x1="65.579cm" svg:y1="79.74cm" svg:x2="65.833cm" svg:y2="80.883cm" draw:start-shape="id79" draw:start-glue-point="2" draw:end-shape="id80" draw:end-glue-point="0" svg:d="M65579 79740v572h254v571" svg:viewBox="0 0 255 1144">
          <text:p/>
        </draw:connector>
        <draw:connector draw:style-name="gr7" draw:text-style-name="P2" draw:layer="layout" svg:x1="61.96cm" svg:y1="81.645cm" svg:x2="59.547cm" svg:y2="79.994cm" draw:start-shape="id80" draw:start-glue-point="3" draw:end-shape="id77" draw:end-glue-point="1" svg:d="M61960 81645h-1207v-1651h-1206" svg:viewBox="0 0 2414 1652">
          <text:p/>
        </draw:connector>
        <draw:custom-shape draw:style-name="gr59" draw:text-style-name="P3" draw:layer="layout" svg:width="4.572cm" svg:height="1.016cm" svg:x="50.403cm" svg:y="85.074cm">
          <text:p text:style-name="P2"><text:span text:style-name="T1">Думаю что нет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82" draw:id="id82" draw:layer="layout" svg:width="1.397cm" svg:height="0.508cm" svg:x="50.403cm" svg:y="84.566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1" xml:id="id88" draw:id="id88" draw:layer="layout" svg:width="2.921cm" svg:height="0.508cm" svg:x="50.403cm" svg:y="86.09cm">
          <text:p text:style-name="P2"><text:span text:style-name="T2">CantMyself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81" draw:id="id81">
          <draw:custom-shape draw:style-name="gr4" draw:text-style-name="P3" draw:layer="layout" svg:width="5.842cm" svg:height="1.016cm" svg:x="53.197cm" svg:y="82.407cm">
            <text:p text:style-name="P2"><text:span text:style-name="T1">Справишься сама?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4" draw:layer="layout" svg:width="4.953cm" svg:height="0.508cm" svg:x="53.197cm" svg:y="81.899cm">
            <text:p text:style-name="P2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onnector draw:style-name="gr7" draw:text-style-name="P2" draw:layer="layout" svg:x1="56.181cm" svg:y1="80.756cm" svg:x2="56.118cm" svg:y2="81.899cm" draw:start-shape="id77" draw:start-glue-point="2" draw:end-shape="id81" draw:end-glue-point="0" svg:d="M56181 80756v572h-63v571" svg:viewBox="0 0 64 1144">
          <text:p/>
        </draw:connector>
        <draw:connector draw:style-name="gr7" draw:text-style-name="P2" draw:layer="layout" svg:x1="56.118cm" svg:y1="83.423cm" svg:x2="51.101cm" svg:y2="84.566cm" draw:start-shape="id81" draw:start-glue-point="2" draw:end-shape="id82" draw:end-glue-point="0" svg:d="M56118 83423v572h-5017v571" svg:viewBox="0 0 5018 1144">
          <text:p/>
        </draw:connector>
        <draw:custom-shape draw:style-name="gr60" draw:text-style-name="P13" xml:id="id87" draw:id="id87" draw:layer="layout" svg:width="8.763cm" svg:height="1.27cm" svg:x="54.721cm" svg:y="87.36cm">
          <text:p text:style-name="P2"><text:span text:style-name="T1">Пробуете самостоятельно снять с себя одежду, но Вас трясёт,</text:span></text:p>
          <text:p text:style-name="P2"><text:span text:style-name="T1">а руки не слушаются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" draw:layer="layout" svg:width="4.572cm" svg:height="1.016cm" svg:x="38.465cm" svg:y="98.409cm">
          <text:p text:style-name="P2"><text:span text:style-name="T1">Почему мне так плохо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83" draw:id="id83" draw:layer="layout" svg:width="1.397cm" svg:height="0.508cm" svg:x="38.465cm" svg:y="97.901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1" xml:id="id90" draw:id="id90" draw:layer="layout" svg:width="2.921cm" svg:height="0.508cm" svg:x="38.465cm" svg:y="99.425cm">
          <text:p text:style-name="P2"><text:span text:style-name="T2">WhySoB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49.889cm" svg:y1="96.758cm" svg:x2="39.163cm" svg:y2="97.901cm" draw:start-shape="id46" draw:start-glue-point="2" draw:end-shape="id83" draw:end-glue-point="0" svg:d="M49889 96758v571h-10726v572" svg:viewBox="0 0 10727 1144">
          <text:p/>
        </draw:connector>
        <draw:connector draw:style-name="gr7" draw:text-style-name="P2" draw:layer="layout" svg:x1="40.37cm" svg:y1="103.489cm" svg:x2="40.497cm" svg:y2="104.378cm" draw:start-shape="id84" draw:start-glue-point="2" draw:end-shape="id34" draw:end-glue-point="0" svg:d="M40370 103489v445h127v444" svg:viewBox="0 0 128 890">
          <text:p/>
        </draw:connector>
        <draw:custom-shape draw:style-name="gr59" draw:text-style-name="P3" draw:layer="layout" svg:width="4.572cm" svg:height="1.016cm" svg:x="55.991cm" svg:y="85.074cm">
          <text:p text:style-name="P2"><text:span text:style-name="T1">Попробовать самостоятельно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85" draw:id="id85" draw:layer="layout" svg:width="1.397cm" svg:height="0.508cm" svg:x="55.991cm" svg:y="84.566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1" xml:id="id86" draw:id="id86" draw:layer="layout" svg:width="2.921cm" svg:height="0.508cm" svg:x="55.991cm" svg:y="86.09cm">
          <text:p text:style-name="P2"><text:span text:style-name="T2">TryMysel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56.118cm" svg:y1="83.423cm" svg:x2="56.689cm" svg:y2="84.566cm" draw:start-shape="id81" draw:start-glue-point="2" draw:end-shape="id85" draw:end-glue-point="0" svg:d="M56118 83423v572h571v571" svg:viewBox="0 0 572 1144">
          <text:p/>
        </draw:connector>
        <draw:connector draw:style-name="gr7" draw:text-style-name="P2" draw:layer="layout" svg:x1="57.451cm" svg:y1="86.598cm" svg:x2="59.102cm" svg:y2="87.36cm" draw:start-shape="id86" draw:start-glue-point="2" draw:end-shape="id87" draw:end-glue-point="0" svg:d="M57451 86598v381h1651v381" svg:viewBox="0 0 1652 763">
          <text:p/>
        </draw:connector>
        <draw:connector draw:style-name="gr7" draw:text-style-name="P2" draw:layer="layout" svg:x1="51.863cm" svg:y1="86.598cm" svg:x2="51.482cm" svg:y2="90.281cm" draw:start-shape="id88" draw:start-glue-point="2" draw:end-shape="id89" draw:end-glue-point="0" svg:d="M51863 86598v1842h-381v1841" svg:viewBox="0 0 382 3684">
          <text:p/>
        </draw:connector>
        <draw:connector draw:style-name="gr7" draw:text-style-name="P2" draw:layer="layout" svg:x1="54.721cm" svg:y1="87.995cm" svg:x2="51.482cm" svg:y2="90.281cm" draw:start-shape="id87" draw:start-glue-point="3" draw:end-shape="id89" draw:end-glue-point="0" svg:d="M54721 87995h-3239v2286" svg:viewBox="0 0 3240 2287">
          <text:p/>
        </draw:connector>
        <draw:connector draw:style-name="gr7" draw:text-style-name="P2" draw:layer="layout" svg:x1="39.925cm" svg:y1="99.933cm" svg:x2="39.544cm" svg:y2="101.711cm" draw:start-shape="id90" draw:start-glue-point="2" draw:end-shape="id91" draw:end-glue-point="0" svg:d="M39925 99933v889h-381v889" svg:viewBox="0 0 382 177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0cm" fo:page-height="3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0-24T11:02:46.434957808</meta:creation-date>
    <dc:date>2021-10-27T16:48:58.589582195</dc:date>
    <meta:editing-duration>P1DT2H7M</meta:editing-duration>
    <meta:editing-cycles>190</meta:editing-cycles>
    <meta:generator>LibreOffice/6.0.7.3$Linux_X86_64 LibreOffice_project/00m0$Build-3</meta:generator>
    <meta:document-statistic meta:object-count="227"/>
  </office:meta>
</office:document-meta>
</file>